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  <style:text-properties fo:language="nl" fo:country="NL"/>
    </style:style>
    <style:style style:name="P2" style:parent-style-name="Standaard" style:family="paragraph">
      <style:text-properties fo:language="nl" fo:country="NL"/>
    </style:style>
    <style:style style:name="P3" style:parent-style-name="Standaard" style:family="paragraph">
      <style:text-properties fo:language="nl" fo:country="NL"/>
    </style:style>
    <style:style style:name="T4" style:parent-style-name="Hyperlink" style:family="text">
      <style:text-properties fo:language="nl" fo:country="NL"/>
    </style:style>
    <style:style style:name="P5" style:parent-style-name="Standaard" style:family="paragraph">
      <style:text-properties fo:language="nl" fo:country="NL"/>
    </style:style>
  </office:automatic-styles>
  <office:body>
    <office:text text:use-soft-page-breaks="true">
      <text:p text:style-name="P1">Programming<text:s/>1<text:tab/><text:tab/><text:tab/><text:tab/><text:tab/><text:tab/><text:tab/><text:tab/><text:tab/><text:tab/>28-08-2017</text:p>
      <text:p text:style-name="P2"/>
      <text:p text:style-name="P3">Week 4: Tussentijdse Toets<text:line-break/>Week 10: Tentamen</text:p>
      <text:p text:style-name="Standaard"><text:a xlink:href="https://tmc.mooc.fi/org/avansbreda" office:target-frame-name="_top" xlink:show="replace"><text:span text:style-name="T4">https://tmc.mooc.fi/org/avansbreda</text:span></text:a></text:p>
      <text:p text:style-name="P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/>
    </style:style>
    <style:style style:name="Onopgelostemelding" style:display-name="Onopgeloste melding" style:family="text" style:parent-style-name="Standaardalinea-lettertype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co van Poortvliet</meta:initial-creator>
    <dc:creator>Marco van Poortvliet</dc:creator>
    <meta:creation-date>2017-08-28T11:06:00Z</meta:creation-date>
    <dc:date>2017-08-28T11:13:00Z</dc:date>
    <meta:template xlink:href="Normal" xlink:type="simple"/>
    <meta:editing-cycles>13</meta:editing-cycles>
    <meta:editing-duration>PT420S</meta:editing-duration>
    <meta:document-statistic meta:page-count="1" meta:paragraph-count="1" meta:word-count="24" meta:character-count="166" meta:row-count="1" meta:non-whitespace-character-count="143"/>
  </office:meta>
</office:document-meta>
</file>